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fol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19">
            <text:p>719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37">
            <text:p>837</text:p>
          </table:table-cell>
          <table:table-cell table:style-name="ce23" office:value-type="float" office:value="169">
            <text:p>16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86">
            <text:p>1086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4">
            <text:p>6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392">
            <text:p>3,392</text:p>
          </table:table-cell>
          <table:table-cell table:style-name="ce22" office:value-type="float" office:value="290">
            <text:p>29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90">
            <text:p>19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047">
            <text:p>1,047</text:p>
          </table:table-cell>
          <table:table-cell table:style-name="ce23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98">
            <text:p>79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061">
            <text:p>206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12">
            <text:p>21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656">
            <text:p>1,656</text:p>
          </table:table-cell>
          <table:table-cell table:style-name="ce23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2">
            <text:p>14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311">
            <text:p>1311</text:p>
          </table:table-cell>
          <table:table-cell table:style-name="ce22" office:value-type="float" office:value="93">
            <text:p>9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812">
            <text:p>6812</text:p>
          </table:table-cell>
          <table:table-cell table:style-name="ce22" office:value-type="float" office:value="1480">
            <text:p>148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4090">
            <text:p>14090</text:p>
          </table:table-cell>
          <table:table-cell table:style-name="ce22" office:value-type="float" office:value="1812">
            <text:p>181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7482">
            <text:p>17482</text:p>
          </table:table-cell>
          <table:table-cell table:style-name="ce22" office:value-type="float" office:value="2102">
            <text:p>210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